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torageQuota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torageQuota.getUsed( MailAddress recipient , Mail _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torageQuota.isRecipientChecked( MailAddress recip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torageQuota.getPrimaryName( String originalUs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